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116cm" fo:min-width="2.297cm" fo:padding-top="0.142cm" fo:padding-bottom="0.142cm" fo:padding-left="0.267cm" fo:padding-right="0.267cm" style:writing-mode="lr-tb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cm" fo:min-width="2.416cm" fo:padding-top="0.142cm" fo:padding-bottom="0.142cm" fo:padding-left="0.267cm" fo:padding-right="0.267cm" style:writing-mode="lr-tb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116cm" fo:min-width="2.648cm" fo:padding-top="0.142cm" fo:padding-bottom="0.142cm" fo:padding-left="0.267cm" fo:padding-right="0.267cm" style:writing-mode="lr-tb"/>
      <style:paragraph-properties style:writing-mode="lr-tb"/>
    </style:style>
    <style:style style:name="gr4" style:family="graphic" style:parent-style-name="objectwithoutfill">
      <style:graphic-properties svg:stroke-width="0.081cm" svg:stroke-color="#bf0041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bf0041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="Arrowheads_20_14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="Arrowheads_20_14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="Arrowheads_20_14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37cm" fo:min-width="1.55cm" style:writing-mode="lr-tb"/>
      <style:paragraph-properties style:writing-mode="lr-tb"/>
    </style:style>
    <style:style style:name="gr11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387cm" fo:min-width="2.598cm" style:writing-mode="lr-tb"/>
      <style:paragraph-properties style:writing-mode="lr-tb"/>
    </style:style>
    <style:style style:name="gr12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04cm" fo:min-width="2.598cm" style:writing-mode="lr-tb"/>
      <style:paragraph-properties style:writing-mode="lr-tb"/>
    </style:style>
    <style:style style:name="gr13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174cm" fo:min-width="2.12cm" style:writing-mode="lr-tb"/>
      <style:paragraph-properties style:writing-mode="lr-tb"/>
    </style:style>
    <style:style style:name="gr14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29cm" fo:min-width="2.598cm" style:writing-mode="lr-tb"/>
      <style:paragraph-properties style:writing-mode="lr-tb"/>
    </style:style>
    <style:style style:name="gr15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04cm" fo:min-width="2.027cm" style:writing-mode="lr-tb"/>
      <style:paragraph-properties style:writing-mode="lr-tb"/>
    </style:style>
    <style:style style:name="gr16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2.102cm" fo:min-width="22.519cm" style:writing-mode="lr-tb"/>
      <style:paragraph-properties style:writing-mode="lr-tb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objectwithoutfill">
      <style:graphic-properties svg:stroke-width="0.081cm" svg:stroke-color="#bf0041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bf0041" draw:marker-start-width="0.321cm" draw:marker-end="Arrowheads_20_16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bf0041" draw:marker-start-width="0.321cm" draw:marker-end="Arrowheads_20_17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draw:marker-start="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bf0041" loext:opacity="100%"/>
    </style:style>
    <style:style style:name="P5" style:family="paragraph">
      <loext:graphic-properties draw:fill="none"/>
      <style:paragraph-properties fo:text-align="center" style:writing-mode="lr-tb"/>
      <style:text-properties fo:color="#bf0041" loext:opacity="100%" loext:color-lum-mod="100%" loext:color-lum-off="0%"/>
    </style:style>
    <style:style style:name="P6" style:family="paragraph">
      <style:paragraph-properties fo:text-align="center"/>
      <style:text-properties fo:color="#2a6099" loext:opacity="100%"/>
    </style:style>
    <style:style style:name="P7" style:family="paragraph">
      <loext:graphic-properties draw:fill="none"/>
      <style:paragraph-properties fo:text-align="center" style:writing-mode="lr-tb"/>
      <style:text-properties fo:color="#2a6099" loext:opacity="100%" loext:color-lum-mod="100%" loext:color-lum-off="0%"/>
    </style:style>
    <style:style style:name="P8" style:family="paragraph">
      <style:paragraph-properties fo:text-align="start"/>
      <style:text-properties fo:color="#2a6099" loext:opacity="100%"/>
    </style:style>
    <style:style style:name="P9" style:family="paragraph">
      <loext:graphic-properties draw:fill="none"/>
      <style:paragraph-properties fo:text-align="start" style:writing-mode="lr-tb"/>
      <style:text-properties fo:color="#2a6099" loext:opacity="100%" loext:color-lum-mod="100%" loext:color-lum-off="0%"/>
    </style:style>
    <style:style style:name="P10" style:family="paragraph">
      <style:paragraph-properties fo:margin-left="0.6cm" fo:margin-right="0cm" fo:text-align="start" fo:text-indent="-0.6cm">
        <style:tab-stops>
          <style:tab-stop style:position="0cm"/>
        </style:tab-stops>
      </style:paragraph-properties>
      <style:text-properties fo:color="#2a6099" loext:opacity="100%" fo:font-size="14pt" style:font-size-asian="14pt" style:font-size-complex="14pt"/>
    </style:style>
    <style:style style:name="P11" style:family="paragraph">
      <style:paragraph-properties fo:margin-left="0.6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  <style:text-properties fo:color="#2a6099" loext:opacity="100%" fo:font-size="14pt" style:font-size-asian="14pt" style:font-size-complex="14pt"/>
    </style:style>
    <style:style style:name="P12" style:family="paragraph">
      <loext:graphic-properties draw:fill="none"/>
      <style:paragraph-properties fo:margin-left="0.6cm" fo:margin-right="0cm" fo:text-align="start" fo:text-indent="-0.6cm" style:writing-mode="lr-tb">
        <style:tab-stops>
          <style:tab-stop style:position="0cm"/>
        </style:tab-stops>
      </style:paragraph-properties>
      <style:text-properties fo:color="#2a6099" loext:opacity="100%" loext:color-lum-mod="100%" loext:color-lum-off="0%" fo:font-size="14pt" style:font-size-asian="14pt" style:font-size-complex="14pt"/>
    </style:style>
    <style:style style:name="T1" style:family="text">
      <style:text-properties fo:color="#bf0041" loext:opacity="100%"/>
    </style:style>
    <style:style style:name="T2" style:family="text">
      <style:text-properties fo:color="#2a6099" loext:opacity="100%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PingFang SC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a6099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003cm" svg:height="1.978cm" svg:x="9.049cm" svg:y="1.5cm">
          <text:p text:style-name="P1">standb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.003cm" svg:height="1.978cm" svg:x="9.052cm" svg:y="12.075cm">
          <text:p text:style-name="P1">track</text:p>
          <text:p text:style-name="P1">activ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17cm" svg:height="2.24cm" svg:x="3.78cm" svg:y="6.507cm">
          <text:p text:style-name="P1">external</text:p>
          <text:p text:style-name="P1">sel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4.17cm" svg:height="2.24cm" svg:x="8.965cm" svg:y="6.507cm">
          <text:p text:style-name="P1">digital</text:p>
          <text:p text:style-name="P1">sel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4.17cm" svg:height="2.24cm" svg:x="14.15cm" svg:y="6.507cm">
          <text:p text:style-name="P1">analog</text:p>
          <text:p text:style-name="P1">sel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4.5cm" svg:height="1.978cm" svg:x="0.75cm" svg:y="11.775cm">
          <text:p text:style-name="P1">track</text:p>
          <text:p text:style-name="P1">prot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3cm" svg:y1="11.775cm" svg:x2="4.39cm" svg:y2="8.419cm" draw:start-shape="id1" draw:start-glue-point="4" draw:end-shape="id2" draw:end-glue-point="7" svg:d="M3000 11775c0-2269 1390-592 1390-3356" svg:viewBox="0 0 1391 3357">
          <text:p/>
        </draw:connector>
        <draw:connector draw:style-name="gr5" draw:text-style-name="P3" draw:layer="layout" draw:type="curve" svg:x1="9.052cm" svg:y1="13.064cm" svg:x2="5.25cm" svg:y2="12.764cm" draw:start-shape="id3" draw:start-glue-point="6" draw:end-shape="id1" draw:end-glue-point="10" svg:d="M9052 13064c-2851 0-951-300-3802-300" svg:viewBox="0 0 3803 301">
          <text:p/>
        </draw:connector>
        <draw:connector draw:style-name="gr6" draw:text-style-name="P3" draw:layer="layout" draw:type="curve" svg:x1="9.635cm" svg:y1="3.189cm" svg:x2="7.34cm" svg:y2="6.835cm" draw:start-shape="id4" draw:start-glue-point="7" draw:end-shape="id2" draw:end-glue-point="11" svg:d="M9635 3189c0 2706-2295 883-2295 3646" svg:viewBox="0 0 2296 3647">
          <text:p/>
        </draw:connector>
        <draw:connector draw:style-name="gr7" draw:text-style-name="P3" draw:layer="layout" draw:type="curve" svg:x1="11.051cm" svg:y1="3.478cm" svg:x2="11.05cm" svg:y2="6.507cm" draw:start-shape="id4" draw:start-glue-point="8" draw:end-shape="id5" draw:end-glue-point="4" svg:d="M11051 3478c0 2272-1 758-1 3029" svg:viewBox="0 0 2 3030">
          <text:p/>
        </draw:connector>
        <draw:connector draw:style-name="gr8" draw:text-style-name="P3" draw:layer="layout" draw:type="curve" svg:x1="12.466cm" svg:y1="3.189cm" svg:x2="14.76cm" svg:y2="6.835cm" draw:start-shape="id4" draw:start-glue-point="9" draw:end-shape="id6" draw:end-glue-point="5" svg:d="M12466 3189c0 2706 2294 883 2294 3646" svg:viewBox="0 0 2295 3647">
          <text:p/>
        </draw:connector>
        <draw:connector draw:style-name="gr6" draw:text-style-name="P3" draw:layer="layout" draw:type="curve" svg:x1="7.34cm" svg:y1="8.419cm" svg:x2="9.638cm" svg:y2="12.364cm" draw:start-shape="id2" draw:start-glue-point="9" draw:end-shape="id3" draw:end-glue-point="5" svg:d="M7340 8419c0 2989 2298 1017 2298 3945" svg:viewBox="0 0 2299 3946">
          <text:p/>
        </draw:connector>
        <draw:connector draw:style-name="gr6" draw:text-style-name="P3" draw:layer="layout" draw:type="curve" svg:x1="11.05cm" svg:y1="8.747cm" svg:x2="11.054cm" svg:y2="12.075cm" draw:start-shape="id5" draw:start-glue-point="8" draw:end-shape="id3" draw:end-glue-point="4" svg:d="M11050 8747c0 2497 4 834 4 3328" svg:viewBox="0 0 5 3329">
          <text:p/>
        </draw:connector>
        <draw:connector draw:style-name="gr6" draw:text-style-name="P3" draw:layer="layout" draw:type="curve" svg:x1="16.235cm" svg:y1="8.747cm" svg:x2="12.469cm" svg:y2="12.364cm" draw:start-shape="id6" draw:start-glue-point="8" draw:end-shape="id3" draw:end-glue-point="11" svg:d="M16235 8747c0 2497-3766 689-3766 3617" svg:viewBox="0 0 3767 3618">
          <text:p/>
        </draw:connector>
        <draw:custom-shape draw:style-name="gr2" draw:text-style-name="P2" xml:id="id7" draw:id="id7" draw:layer="layout" svg:width="4.17cm" svg:height="2.24cm" svg:x="18.521cm" svg:y="8.544cm">
          <text:p text:style-name="P1">wifi</text:p>
          <text:p text:style-name="P1">sel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3.052cm" svg:y1="2.489cm" svg:x2="20.606cm" svg:y2="8.544cm" draw:start-shape="id4" draw:start-glue-point="10" draw:end-shape="id7" draw:end-glue-point="4" svg:d="M13052 2489c5036 0 7554 2018 7554 6055" svg:viewBox="0 0 7555 6056">
          <text:p/>
        </draw:connector>
        <draw:connector draw:style-name="gr6" draw:text-style-name="P3" draw:layer="layout" draw:type="curve" svg:x1="20.606cm" svg:y1="10.784cm" svg:x2="13.055cm" svg:y2="13.064cm" draw:start-shape="id7" draw:start-glue-point="8" draw:end-shape="id3" draw:end-glue-point="10" svg:d="M20606 10784c0 1520-2517 2280-7551 2280" svg:viewBox="0 0 7552 2281">
          <text:p/>
        </draw:connector>
        <draw:custom-shape draw:style-name="gr10" draw:text-style-name="P5" draw:layer="layout" svg:width="2.05cm" svg:height="1.62cm" svg:x="1.159cm" svg:y="10.095cm">
          <text:p text:style-name="P4"><text:span text:style-name="T1">short</text:span></text:p>
          <text:p text:style-name="P4"><text:span text:style-name="T1">fixed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098cm" svg:height="1.637cm" svg:x="5.615cm" svg:y="12.905cm">
          <text:p text:style-name="P4"><text:span text:style-name="T1">short</text:span></text:p>
          <text:p text:style-name="P4"><text:span text:style-name="T1">detected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098cm" svg:height="1.454cm" svg:x="13.684cm" svg:y="13.002cm">
          <text:p text:style-name="P6"><text:span text:style-name="T2">track</text:span></text:p>
          <text:p text:style-name="P6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098cm" svg:height="1.454cm" svg:x="21.58cm" svg:y="3.488cm"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098cm" svg:height="1.454cm" svg:x="12.279cm" svg:y="3.16cm">
          <text:p text:style-name="P6"><text:span text:style-name="T2">analog button*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098cm" svg:height="1.454cm" svg:x="6.535cm" svg:y="3.269cm">
          <text:p text:style-name="P6"><text:span text:style-name="T2">external button*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098cm" svg:height="1.454cm" svg:x="10.92cm" svg:y="4.609cm">
          <text:p text:style-name="P8"><text:span text:style-name="T2">digital button*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62cm" svg:height="1.424cm" svg:x="15.845cm" svg:y="8.733cm">
          <text:p text:style-name="P6"><text:span text:style-name="T2">track</text:span></text:p>
          <text:p text:style-name="P6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3.098cm" svg:height="1.479cm" svg:x="4.97cm" svg:y="8.624cm">
          <text:p text:style-name="P6"><text:span text:style-name="T2">track</text:span></text:p>
          <text:p text:style-name="P6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527cm" svg:height="1.454cm" svg:x="11.073cm" svg:y="8.816cm">
          <text:p text:style-name="P8"><text:span text:style-name="T2">track</text:span></text:p>
          <text:p text:style-name="P8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3.019cm" svg:height="2.352cm" svg:x="0.981cm" svg:y="14.39cm">
          <text:p text:style-name="P10"><text:span text:style-name="T3">*</text:span><text:span text:style-name="T3"><text:tab/></text:span><text:span text:style-name="T4">to transition from standby to external | digital | analog | wifi, hold corresponding button for 5s </text:span></text:p>
          <text:p text:style-name="P11"><text:span text:style-name="T3">**</text:span><text:span text:style-name="T3"><text:tab/></text:span><text:span text:style-name="T3">to transition from wifi to standby, press analog button</text:span><text:span text:style-name="T3"><text:line-break/></text:span><text:span text:style-name="T3">(the wifi state</text:span><text:span text:style-name="T4"> connects an alternative analog power source, controlled with app via wifi) 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4.591cm" svg:y1="12.064cm" svg:x2="4.591cm" svg:y2="12.064cm" draw:start-shape="id1" draw:start-glue-point="11" draw:end-shape="id1" draw:end-glue-point="11" svg:d="M4591 12064z" svg:viewBox="0 0 1 1">
          <text:p/>
        </draw:connector>
        <draw:connector draw:style-name="gr18" draw:text-style-name="P3" draw:layer="layout" draw:type="curve" draw:line-skew="0.649cm" svg:x1="3cm" svg:y1="11.775cm" svg:x2="14.76cm" svg:y2="8.419cm" draw:start-shape="id1" draw:start-glue-point="4" draw:end-shape="id6" draw:end-glue-point="7" svg:d="M3000 11775c0-1296 11760 382 11760-3356" svg:viewBox="0 0 11761 3357">
          <text:p/>
        </draw:connector>
        <draw:connector draw:style-name="gr19" draw:text-style-name="P3" draw:layer="layout" draw:type="curve" svg:x1="3cm" svg:y1="11.775cm" svg:x2="9.575cm" svg:y2="8.419cm" draw:start-shape="id1" draw:start-glue-point="4" draw:end-shape="id5" draw:end-glue-point="7" svg:d="M3000 11775c0-2269 6575-592 6575-3356" svg:viewBox="0 0 6576 3357">
          <text:p/>
        </draw:connector>
        <draw:connector draw:style-name="gr20" draw:text-style-name="P3" draw:layer="layout" draw:type="curve" svg:x1="3cm" svg:y1="11.775cm" svg:x2="19.131cm" svg:y2="10.456cm" draw:start-shape="id1" draw:start-glue-point="4" draw:end-shape="id7" draw:end-glue-point="7" svg:d="M3000 11775c0-777 8886-518 8886-495s7245 446 7245-824" svg:viewBox="0 0 16132 1320">
          <text:p/>
        </draw:connector>
        <draw:connector draw:style-name="gr21" draw:text-style-name="P3" draw:layer="layout" draw:type="curve" draw:line-skew="1.008cm" svg:x1="12.466cm" svg:y1="1.789cm" svg:x2="22.081cm" svg:y2="8.872cm" draw:start-shape="id4" draw:start-glue-point="11" draw:end-shape="id7" draw:end-glue-point="11" svg:d="M12466 1789c0 301 9615-3240 9615 7083" svg:viewBox="0 0 9616 7435">
          <text:p/>
        </draw:connector>
        <draw:custom-shape draw:style-name="gr12" draw:text-style-name="P7" draw:layer="layout" svg:width="3.098cm" svg:height="1.454cm" svg:x="16.967cm" svg:y="4.695cm">
          <text:p text:style-name="P6"><text:span text:style-name="T2">analog 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098cm" svg:height="1.454cm" svg:x="20.278cm" svg:y="1.74cm">
          <text:p text:style-name="P8"><text:span text:style-name="T2">wifi</text:span></text:p>
          <text:p text:style-name="P8"><text:span text:style-name="T2">button*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4" draw:display-name="Arrowheads 14" svg:viewBox="0 0 1013 1130" svg:d="M1009 1050l-449-1008-22-30-29-12-34 12-21 26-449 1012-5 13v8l5 21 12 21 17 13 21 4h903l21-4 21-13 9-21 4-21v-8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43:19.198363330</meta:creation-date>
    <dc:date>2025-02-03T00:07:31.905063133</dc:date>
    <meta:editing-duration>PT3H5M44S</meta:editing-duration>
    <meta:editing-cycles>15</meta:editing-cycles>
    <meta:generator>LibreOffice/7.5.6.2$MacOSX_AARCH64 LibreOffice_project/f654817fb68d6d4600d7d2f6b647e47729f55f15</meta:generator>
    <meta:document-statistic meta:object-count="35"/>
  </office:meta>
</office:document-meta>
</file>